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8c3e" officeooo:paragraph-rsid="00168c3e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68c3e" officeooo:paragraph-rsid="00168c3e" fo:background-color="#1e1e1e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168c3e" officeooo:paragraph-rsid="00168c3e" fo:background-color="#1e1e1e"/>
    </style:style>
    <style:style style:name="P5" style:family="paragraph" style:parent-style-name="Standard">
      <style:paragraph-properties style:line-height-at-least="0.503cm"/>
      <style:text-properties fo:color="#d4d4d4" fo:background-color="#1e1e1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style:line-height-at-least="0.503cm"/>
      <style:text-properties fo:color="#608b4e" style:font-name="Droid Sans Mono" fo:font-size="10.5pt" fo:font-weight="normal" fo:background-color="#1e1e1e"/>
    </style:style>
    <style:style style:name="P8" style:family="paragraph" style:parent-style-name="Standard">
      <style:paragraph-properties style:line-height-at-least="0.503cm"/>
      <style:text-properties fo:color="#ce9178" style:font-name="Droid Sans Mono" fo:font-size="10.5pt" fo:font-weight="normal" fo:background-color="#1e1e1e"/>
    </style:style>
    <style:style style:name="P9" style:family="paragraph" style:parent-style-name="Standard">
      <style:paragraph-properties fo:margin-top="0cm" fo:margin-bottom="0.499cm" loext:contextual-spacing="false" style:line-height-at-least="0.503cm"/>
    </style:style>
    <style:style style:name="P10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11" style:family="paragraph" style:parent-style-name="Standard">
      <style:paragraph-properties fo:margin-top="0cm" fo:margin-bottom="0.499cm" loext:contextual-spacing="false" style:line-height-at-least="0.503cm" style:border-line-width-bottom="0.088cm 0.026cm 0.026cm" fo:padding="0.074cm" fo:border-left="none" fo:border-right="none" fo:border-top="none" fo:border-bottom="4pt double #000000" style:join-border="false"/>
    </style:style>
    <style:style style:name="P12" style:family="paragraph" style:parent-style-name="Standard">
      <style:paragraph-properties style:line-height-at-least="0.503cm" style:border-line-width-bottom="0.088cm 0.026cm 0.026cm" fo:padding="0.074cm" fo:border-left="none" fo:border-right="none" fo:border-top="none" fo:border-bottom="4pt double #000000" style:join-border="false"/>
      <style:text-properties fo:color="#d4d4d4" style:font-name="Droid Sans Mono" fo:font-size="10.5pt" fo:font-weight="normal" fo:background-color="#1e1e1e"/>
    </style:style>
    <style:style style:name="P13" style:family="paragraph" style:parent-style-name="Standard">
      <style:paragraph-properties style:line-height-at-least="0.503cm" style:border-line-width-bottom="0.088cm 0.026cm 0.026cm" fo:padding="0.074cm" fo:border-left="none" fo:border-right="none" fo:border-top="none" fo:border-bottom="4pt double #000000" style:join-border="false"/>
      <style:text-properties fo:color="#d4d4d4" style:font-name="Droid Sans Mono" fo:font-size="10.5pt" fo:font-weight="normal" officeooo:rsid="00168c3e" fo:background-color="#1e1e1e"/>
    </style:style>
    <style:style style:name="P14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68c3e" officeooo:paragraph-rsid="00168c3e"/>
    </style:style>
    <style:style style:name="P15" style:family="paragraph" style:parent-style-name="Standard">
      <style:paragraph-properties style:line-height-at-least="0.503cm" style:border-line-width-bottom="0.088cm 0.026cm 0.026cm" fo:padding="0.074cm" fo:border-left="none" fo:border-right="none" fo:border-top="none" fo:border-bottom="4pt double #000000" style:join-border="false"/>
    </style:style>
    <style:style style:name="T1" style:family="text">
      <style:text-properties fo:color="#569cd6"/>
    </style:style>
    <style:style style:name="T2" style:family="text">
      <style:text-properties fo:color="#569cd6" style:font-name="Droid Sans Mono" fo:font-size="10.5pt" fo:font-weight="normal"/>
    </style:style>
    <style:style style:name="T3" style:family="text">
      <style:text-properties fo:color="#d4d4d4" style:font-name="Droid Sans Mono" fo:font-size="10.5pt" fo:font-weight="normal" fo:background-color="#1e1e1e" loext:char-shading-value="0"/>
    </style:style>
    <style:style style:name="T4" style:family="text">
      <style:text-properties style:font-name="Droid Sans Mono" fo:font-size="10.5pt" fo:font-weight="normal"/>
    </style:style>
    <style:style style:name="T5" style:family="text">
      <style:text-properties fo:color="#ce9178"/>
    </style:style>
    <style:style style:name="T6" style:family="text">
      <style:text-properties fo:color="#ce9178" style:font-name="Droid Sans Mono" fo:font-size="10.5pt" fo:font-weight="normal"/>
    </style:style>
    <style:style style:name="T7" style:family="text">
      <style:text-properties fo:color="#dcdcaa"/>
    </style:style>
    <style:style style:name="T8" style:family="text">
      <style:text-properties fo:color="#dcdcaa" style:font-name="Droid Sans Mono" fo:font-size="10.5pt" fo:font-weight="normal"/>
    </style:style>
    <style:style style:name="T9" style:family="text">
      <style:text-properties fo:color="#608b4e" style:font-name="Droid Sans Mono" fo:font-size="10.5pt" fo:font-weight="normal"/>
    </style:style>
    <style:style style:name="T10" style:family="text">
      <style:text-properties fo:color="#4ec9b0"/>
    </style:style>
    <style:style style:name="T11" style:family="text">
      <style:text-properties fo:color="#4ec9b0" style:font-name="Droid Sans Mono" fo:font-size="10.5pt" fo:font-weight="normal"/>
    </style:style>
    <style:style style:name="T12" style:family="text">
      <style:text-properties fo:color="#9cdcfe"/>
    </style:style>
    <style:style style:name="T13" style:family="text">
      <style:text-properties fo:color="#9cdcfe" style:font-name="Droid Sans Mono" fo:font-size="10.5pt" fo:font-weight="normal"/>
    </style:style>
    <style:style style:name="T14" style:family="text">
      <style:text-properties fo:color="#c586c0"/>
    </style:style>
    <style:style style:name="T15" style:family="text">
      <style:text-properties fo:color="#c586c0" style:font-name="Droid Sans Mono" fo:font-size="10.5pt" fo:font-weight="normal"/>
    </style:style>
    <style:style style:name="T16" style:family="text">
      <style:text-properties fo:color="#b5ce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.go</text:p>
      <text:p text:style-name="P1"/>
      <text:p text:style-name="P1"/>
      <text:p text:style-name="P3"><text:span text:style-name="T1">package</text:span> main</text:p>
      <text:p text:style-name="P6"/>
      <text:p text:style-name="P2"><text:span text:style-name="T1">import</text:span> (</text:p>
      <text:p text:style-name="P5">    <text:span text:style-name="T6">"fmt"</text:span></text:p>
      <text:p text:style-name="P5">    <text:span text:style-name="T6">"encoding/json"</text:span></text:p>
      <text:p text:style-name="P5">    <text:span text:style-name="T6">"log"</text:span></text:p>
      <text:p text:style-name="P2">)</text:p>
      <text:p text:style-name="P6"/>
      <text:p text:style-name="P2"><text:span text:style-name="T1">func</text:span> <text:span text:style-name="T7">main</text:span>() {</text:p>
      <text:p text:style-name="P9"/>
      <text:p text:style-name="P5">    <text:span text:style-name="T9">//fmt.Println("Hello")</text:span></text:p>
      <text:p text:style-name="P5">    <text:span text:style-name="T2">type</text:span><text:span text:style-name="T4"> </text:span><text:span text:style-name="T11">GCPDetails</text:span><text:span text:style-name="T4"> </text:span><text:span text:style-name="T2">struct</text:span><text:span text:style-name="T4">{</text:span></text:p>
      <text:p text:style-name="P5">        <text:span text:style-name="T4">Projects []*Project</text:span></text:p>
      <text:p text:style-name="P5">    <text:span text:style-name="T4">}</text:span></text:p>
      <text:p text:style-name="P5">     <text:span text:style-name="T13">project</text:span><text:span text:style-name="T4"> := Project{}</text:span></text:p>
      <text:p text:style-name="P5">     <text:span text:style-name="T13">projectList</text:span><text:span text:style-name="T4"> := []*Project{}</text:span></text:p>
      <text:p text:style-name="P5">     <text:span text:style-name="T13">projectList</text:span><text:span text:style-name="T4"> = project.</text:span><text:span text:style-name="T8">GetProjectDetails</text:span><text:span text:style-name="T4">()</text:span></text:p>
      <text:p text:style-name="P5">     <text:span text:style-name="T13">gcpDetails</text:span><text:span text:style-name="T4"> := GCPDetails{}</text:span></text:p>
      <text:p text:style-name="P5">     <text:span text:style-name="T13">gcpDetails.Projects</text:span><text:span text:style-name="T4"> = projectList</text:span></text:p>
      <text:p text:style-name="P5">    </text:p>
      <text:p text:style-name="P5">    </text:p>
      <text:p text:style-name="P2"><text:span text:style-name="T12">jsonData</text:span>, <text:span text:style-name="T12">err</text:span> := json.<text:span text:style-name="T7">Marshal</text:span>(gcpDetails) </text:p>
      <text:p text:style-name="P2"><text:span text:style-name="T14">if</text:span> err != <text:span text:style-name="T1">nil</text:span> { log.<text:span text:style-name="T7">Println</text:span>(err) } </text:p>
      <text:p text:style-name="P2">fmt.<text:span text:style-name="T7">Println</text:span>(<text:span text:style-name="T7">string</text:span>(jsonData))</text:p>
      <text:p text:style-name="P9"/>
      <text:p text:style-name="P2">}</text:p>
      <text:p text:style-name="P2"/>
      <text:p text:style-name="P12"/>
      <text:p text:style-name="P2"/>
      <text:p text:style-name="P2"/>
      <text:p text:style-name="P4">projects.go</text:p>
      <text:p text:style-name="P4"/>
      <text:p text:style-name="P4"/>
      <text:p text:style-name="P4"><text:span text:style-name="T1">package</text:span> main</text:p>
      <text:p text:style-name="P6"/>
      <text:p text:style-name="P2"><text:span text:style-name="T1">import</text:span> (</text:p>
      <text:p text:style-name="P5">  <text:span text:style-name="T6">"log"</text:span></text:p>
      <text:p text:style-name="P5">  <text:span text:style-name="T9">//"encoding/json"</text:span></text:p>
      <text:p text:style-name="P5">  </text:p>
      <text:p text:style-name="P5">  <text:span text:style-name="T6">"golang.org/x/net/context"</text:span></text:p>
      <text:p text:style-name="P5">  <text:span text:style-name="T6">"golang.org/x/oauth2/google"</text:span></text:p>
      <text:p text:style-name="P5">  <text:span text:style-name="T6">"google.golang.org/api/cloudresourcemanager/v1"</text:span></text:p>
      <text:p text:style-name="P5">  <text:span text:style-name="T4">)</text:span></text:p>
      <text:p text:style-name="P6"/>
      <text:p text:style-name="P2"><text:span text:style-name="T1">type</text:span> <text:span text:style-name="T10">Project</text:span> <text:span text:style-name="T1">struct</text:span> {</text:p>
      <text:p text:style-name="P5"><text:soft-page-break/>  <text:span text:style-name="T4">ProjectName </text:span><text:span text:style-name="T11">string</text:span></text:p>
      <text:p text:style-name="P5">  <text:span text:style-name="T4">ProjectId </text:span><text:span text:style-name="T11">string</text:span></text:p>
      <text:p text:style-name="P5">  <text:span text:style-name="T4">Clusters []*Clusterdetails</text:span></text:p>
      <text:p text:style-name="P5">  <text:span text:style-name="T4">Nodedetails []*Nodedetails</text:span></text:p>
      <text:p text:style-name="P2">}</text:p>
      <text:p text:style-name="P9"/>
      <text:p text:style-name="P2"><text:span text:style-name="T1">func</text:span> (p *Project) <text:span text:style-name="T7">GetProjectDetails</text:span>() []*Project{</text:p>
      <text:p text:style-name="P5">  <text:span text:style-name="T13">ctx</text:span><text:span text:style-name="T4"> := context.</text:span><text:span text:style-name="T8">Background</text:span><text:span text:style-name="T4">()</text:span></text:p>
      <text:p text:style-name="P6"/>
      <text:p text:style-name="P2"><text:span text:style-name="T12">c</text:span>, <text:span text:style-name="T12">err</text:span> := google.<text:span text:style-name="T7">DefaultClient</text:span>(ctx, cloudresourcemanager.CloudPlatformScope)</text:p>
      <text:p text:style-name="P6"/>
      <text:p text:style-name="P2"><text:span text:style-name="T14">if</text:span> err != <text:span text:style-name="T1">nil</text:span> {</text:p>
      <text:p text:style-name="P2">log.<text:span text:style-name="T7">Fatal</text:span>(err)</text:p>
      <text:p text:style-name="P2">}</text:p>
      <text:p text:style-name="P6"/>
      <text:p text:style-name="P2"><text:span text:style-name="T12">cloudresourcemanagerService</text:span>, <text:span text:style-name="T12">err</text:span> := cloudresourcemanager.<text:span text:style-name="T7">New</text:span>(c)</text:p>
      <text:p text:style-name="P2"><text:span text:style-name="T14">if</text:span> err != <text:span text:style-name="T1">nil</text:span> {</text:p>
      <text:p text:style-name="P2">log.<text:span text:style-name="T7">Fatal</text:span>(err)</text:p>
      <text:p text:style-name="P2">}</text:p>
      <text:p text:style-name="P5">  </text:p>
      <text:p text:style-name="P5">  <text:span text:style-name="T2">var</text:span><text:span text:style-name="T4"> </text:span><text:span text:style-name="T13">projects</text:span><text:span text:style-name="T4"> []*Project</text:span></text:p>
      <text:p text:style-name="P6"/>
      <text:p text:style-name="P2"><text:span text:style-name="T12">req</text:span> := cloudresourcemanagerService.Projects.<text:span text:style-name="T7">List</text:span>()</text:p>
      <text:p text:style-name="P5">  </text:p>
      <text:p text:style-name="P5">    <text:span text:style-name="T15">if</text:span><text:span text:style-name="T4"> </text:span><text:span text:style-name="T13">err</text:span><text:span text:style-name="T4"> := req.</text:span><text:span text:style-name="T8">Pages</text:span><text:span text:style-name="T4">(ctx, </text:span><text:span text:style-name="T2">func</text:span><text:span text:style-name="T4">(page *cloudresourcemanager.ListProjectsResponse) </text:span><text:span text:style-name="T2">error</text:span><text:span text:style-name="T4"> {</text:span></text:p>
      <text:p text:style-name="P5">      <text:span text:style-name="T9">// fmt.Println(len(page.Projects))</text:span></text:p>
      <text:p text:style-name="P5">       <text:span text:style-name="T15">for</text:span><text:span text:style-name="T4"> </text:span><text:span text:style-name="T13">_</text:span><text:span text:style-name="T4">, </text:span><text:span text:style-name="T13">project</text:span><text:span text:style-name="T4"> := </text:span><text:span text:style-name="T15">range</text:span><text:span text:style-name="T4"> page.Projects {</text:span></text:p>
      <text:p text:style-name="P5">          <text:span text:style-name="T9">// fmt.Println(project.Name)</text:span></text:p>
      <text:p text:style-name="P5">          <text:span text:style-name="T9">// fmt.Println(project.ProjectId)</text:span></text:p>
      <text:p text:style-name="P5">           </text:p>
      <text:p text:style-name="P5">           <text:span text:style-name="T13">p.ProjectName</text:span><text:span text:style-name="T4"> = project.Name</text:span></text:p>
      <text:p text:style-name="P5">           <text:span text:style-name="T13">p.ProjectId</text:span><text:span text:style-name="T4"> = project.ProjectId</text:span></text:p>
      <text:p text:style-name="P5">   </text:p>
      <text:p text:style-name="P5">           <text:span text:style-name="T13">NodeList</text:span><text:span text:style-name="T4"> := []*Nodedetails{}</text:span></text:p>
      <text:p text:style-name="P5">           <text:span text:style-name="T13">ClusterList</text:span><text:span text:style-name="T4"> := []*Clusterdetails{}</text:span></text:p>
      <text:p text:style-name="P5">           <text:span text:style-name="T13">Zone</text:span><text:span text:style-name="T4"> := ZoneDetails{}</text:span></text:p>
      <text:p text:style-name="P5">           <text:span text:style-name="T13">ZoneList</text:span><text:span text:style-name="T4"> := []ZoneDetails{}</text:span></text:p>
      <text:p text:style-name="P5">           <text:span text:style-name="T13">ZoneList</text:span><text:span text:style-name="T4"> = Zone.</text:span><text:span text:style-name="T8">GetZonedetails</text:span><text:span text:style-name="T4">(p.ProjectId)</text:span></text:p>
      <text:p text:style-name="P5">          <text:span text:style-name="T9">// fmt.Println("Number of zone :", len(ZoneList))</text:span></text:p>
      <text:p text:style-name="P5">          <text:span text:style-name="T13">allNodes</text:span><text:span text:style-name="T4"> := []*Nodedetails{}</text:span></text:p>
      <text:p text:style-name="P5">           <text:span text:style-name="T15">for</text:span><text:span text:style-name="T4"> </text:span><text:span text:style-name="T13">_</text:span><text:span text:style-name="T4">,</text:span><text:span text:style-name="T13">zone</text:span><text:span text:style-name="T4"> := </text:span><text:span text:style-name="T15">range</text:span><text:span text:style-name="T4"> ZoneList{</text:span></text:p>
      <text:p text:style-name="P5">            <text:span text:style-name="T13">Node</text:span><text:span text:style-name="T4"> := Nodedetails{}</text:span></text:p>
      <text:p text:style-name="P5">          </text:p>
      <text:p text:style-name="P5">            <text:span text:style-name="T13">NodeList</text:span><text:span text:style-name="T4"> = Node.</text:span><text:span text:style-name="T8">GetNodedetails</text:span><text:span text:style-name="T4">(p.ProjectId, zone.ZoneName)</text:span></text:p>
      <text:p text:style-name="P5">            <text:span text:style-name="T15">for</text:span><text:span text:style-name="T4"> </text:span><text:span text:style-name="T13">_</text:span><text:span text:style-name="T4">,</text:span><text:span text:style-name="T13">item</text:span><text:span text:style-name="T4"> := </text:span><text:span text:style-name="T15">range</text:span><text:span text:style-name="T4"> NodeList{</text:span></text:p>
      <text:p text:style-name="P5">              <text:span text:style-name="T9">// fmt.Println("Node Name -----------:",item.NodeName)</text:span></text:p>
      <text:p text:style-name="P5">              <text:span text:style-name="T13">allNodes</text:span><text:span text:style-name="T4"> = </text:span><text:span text:style-name="T8">append</text:span><text:span text:style-name="T4">(allNodes,item)</text:span></text:p>
      <text:p text:style-name="P5">            <text:span text:style-name="T4">}</text:span></text:p>
      <text:p text:style-name="P5">            </text:p>
      <text:p text:style-name="P5">           <text:span text:style-name="T4">}</text:span></text:p>
      <text:p text:style-name="P5"><text:soft-page-break/>           <text:span text:style-name="T13">p.Nodedetails</text:span><text:span text:style-name="T4"> = allNodes</text:span></text:p>
      <text:p text:style-name="P5">           <text:span text:style-name="T13">AllClusterList</text:span><text:span text:style-name="T4"> := []*Clusterdetails{}</text:span></text:p>
      <text:p text:style-name="P5">           <text:span text:style-name="T15">for</text:span><text:span text:style-name="T4"> </text:span><text:span text:style-name="T13">_</text:span><text:span text:style-name="T4">,</text:span><text:span text:style-name="T13">zone</text:span><text:span text:style-name="T4"> := </text:span><text:span text:style-name="T15">range</text:span><text:span text:style-name="T4"> ZoneList{</text:span></text:p>
      <text:p text:style-name="P5">            </text:p>
      <text:p text:style-name="P5">            <text:span text:style-name="T13">Cluster</text:span><text:span text:style-name="T4"> := Clusterdetails{}</text:span></text:p>
      <text:p text:style-name="P5">            <text:span text:style-name="T13">ClusterList</text:span><text:span text:style-name="T4"> = Cluster.</text:span><text:span text:style-name="T8">GetClusterdetails</text:span><text:span text:style-name="T4">(p.ProjectId, zone.ZoneName, allNodes)</text:span></text:p>
      <text:p text:style-name="P5">            <text:span text:style-name="T15">for</text:span><text:span text:style-name="T4"> </text:span><text:span text:style-name="T13">_</text:span><text:span text:style-name="T4">, </text:span><text:span text:style-name="T13">item</text:span><text:span text:style-name="T4"> := </text:span><text:span text:style-name="T15">range</text:span><text:span text:style-name="T4"> ClusterList{</text:span></text:p>
      <text:p text:style-name="P5">              <text:span text:style-name="T13">AllClusterList</text:span><text:span text:style-name="T4"> = </text:span><text:span text:style-name="T8">append</text:span><text:span text:style-name="T4">(AllClusterList, item)</text:span></text:p>
      <text:p text:style-name="P5">            <text:span text:style-name="T4">}</text:span></text:p>
      <text:p text:style-name="P5">           <text:span text:style-name="T4">}</text:span></text:p>
      <text:p text:style-name="P5">           <text:span text:style-name="T13">p.Clusters</text:span><text:span text:style-name="T4"> = AllClusterList</text:span></text:p>
      <text:p text:style-name="P5">           <text:span text:style-name="T13">projects</text:span><text:span text:style-name="T4"> = </text:span><text:span text:style-name="T8">append</text:span><text:span text:style-name="T4">(projects,p) </text:span></text:p>
      <text:p text:style-name="P5">       <text:span text:style-name="T4">}</text:span></text:p>
      <text:p text:style-name="P5">       <text:span text:style-name="T15">return</text:span><text:span text:style-name="T4"> </text:span><text:span text:style-name="T2">nil</text:span></text:p>
      <text:p text:style-name="P5">     <text:span text:style-name="T4">}); err != </text:span><text:span text:style-name="T2">nil</text:span><text:span text:style-name="T4"> {</text:span></text:p>
      <text:p text:style-name="P5">       <text:span text:style-name="T4">log.</text:span><text:span text:style-name="T8">Fatal</text:span><text:span text:style-name="T4">(err)</text:span></text:p>
      <text:p text:style-name="P5">     <text:span text:style-name="T4">}</text:span></text:p>
      <text:p text:style-name="P5">  </text:p>
      <text:p text:style-name="P5">  <text:span text:style-name="T15">return</text:span><text:span text:style-name="T4"> projects</text:span></text:p>
      <text:p text:style-name="P2">}</text:p>
      <text:p text:style-name="P13"/>
      <text:p text:style-name="P1"/>
      <text:p text:style-name="P1"/>
      <text:p text:style-name="P1">zone.go</text:p>
      <text:p text:style-name="P1"/>
      <text:p text:style-name="P1"/>
      <text:p text:style-name="P3"><text:span text:style-name="T1">package</text:span> main</text:p>
      <text:p text:style-name="P6"/>
      <text:p text:style-name="P2"><text:span text:style-name="T1">import</text:span> (</text:p>
      <text:p text:style-name="P5">        <text:span text:style-name="T9">//"fmt"</text:span></text:p>
      <text:p text:style-name="P5">        <text:span text:style-name="T6">"log"</text:span></text:p>
      <text:p text:style-name="P6"/>
      <text:p text:style-name="P5">        <text:span text:style-name="T6">"golang.org/x/net/context"</text:span></text:p>
      <text:p text:style-name="P5">        <text:span text:style-name="T6">"golang.org/x/oauth2/google"</text:span></text:p>
      <text:p text:style-name="P5">        <text:span text:style-name="T6">"google.golang.org/api/compute/v1"</text:span></text:p>
      <text:p text:style-name="P2">)</text:p>
      <text:p text:style-name="P9"/>
      <text:p text:style-name="P2"><text:span text:style-name="T1">type</text:span> <text:span text:style-name="T10">ZoneDetails</text:span> <text:span text:style-name="T1">struct</text:span> {</text:p>
      <text:p text:style-name="P5">        <text:span text:style-name="T4">ZoneName </text:span><text:span text:style-name="T11">string</text:span></text:p>
      <text:p text:style-name="P2">}</text:p>
      <text:p text:style-name="P10"><text:line-break/></text:p>
      <text:p text:style-name="P2"><text:span text:style-name="T1">func</text:span> (z *ZoneDetails) <text:span text:style-name="T7">GetZonedetails</text:span>(ProjectId <text:span text:style-name="T10">string</text:span>) []ZoneDetails{</text:p>
      <text:p text:style-name="P6"/>
      <text:p text:style-name="P5">       <text:span text:style-name="T13">ctx</text:span><text:span text:style-name="T4"> := context.</text:span><text:span text:style-name="T8">Background</text:span><text:span text:style-name="T4">()</text:span></text:p>
      <text:p text:style-name="P6"/>
      <text:p text:style-name="P2"><text:span text:style-name="T12">c</text:span>, <text:span text:style-name="T12">err</text:span> := google.<text:span text:style-name="T7">DefaultClient</text:span>(ctx, compute.CloudPlatformScope)</text:p>
      <text:p text:style-name="P2"><text:span text:style-name="T14">if</text:span> err != <text:span text:style-name="T1">nil</text:span> {</text:p>
      <text:p text:style-name="P2">log.<text:span text:style-name="T7">Fatal</text:span>(err)</text:p>
      <text:p text:style-name="P2"><text:soft-page-break/>}</text:p>
      <text:p text:style-name="P6"/>
      <text:p text:style-name="P2"><text:span text:style-name="T12">computeService</text:span>, <text:span text:style-name="T12">err</text:span> := compute.<text:span text:style-name="T7">New</text:span>(c)</text:p>
      <text:p text:style-name="P2"><text:span text:style-name="T14">if</text:span> err != <text:span text:style-name="T1">nil</text:span> {</text:p>
      <text:p text:style-name="P2">log.<text:span text:style-name="T7">Fatal</text:span>(err)</text:p>
      <text:p text:style-name="P2">}</text:p>
      <text:p text:style-name="P6"/>
      <text:p text:style-name="P5">                <text:span text:style-name="T13">zones</text:span><text:span text:style-name="T4"> := []ZoneDetails{} </text:span></text:p>
      <text:p text:style-name="P5">                </text:p>
      <text:p text:style-name="P2"><text:span text:style-name="T12">req</text:span> := computeService.Zones.<text:span text:style-name="T7">List</text:span>(ProjectId)</text:p>
      <text:p text:style-name="P2"><text:span text:style-name="T14">if</text:span> <text:span text:style-name="T12">err</text:span> := req.<text:span text:style-name="T7">Pages</text:span>(ctx, <text:span text:style-name="T1">func</text:span>(page *compute.ZoneList) <text:span text:style-name="T1">error</text:span> {</text:p>
      <text:p text:style-name="P2"><text:span text:style-name="T14">for</text:span> <text:span text:style-name="T12">_</text:span>, <text:span text:style-name="T12">zone</text:span> := <text:span text:style-name="T14">range</text:span> page.Items {</text:p>
      <text:p text:style-name="P5">                                         </text:p>
      <text:p text:style-name="P5">                                        <text:span text:style-name="T9">//fmt.Println(zone.Name)</text:span></text:p>
      <text:p text:style-name="P5">                                        <text:span text:style-name="T13">zoneItem</text:span><text:span text:style-name="T4"> := ZoneDetails{} </text:span></text:p>
      <text:p text:style-name="P5">                                        <text:span text:style-name="T13">zoneItem.ZoneName</text:span><text:span text:style-name="T4"> = zone.Name </text:span></text:p>
      <text:p text:style-name="P5">                                                </text:p>
      <text:p text:style-name="P5">                                         <text:span text:style-name="T13">zones</text:span><text:span text:style-name="T4"> = </text:span><text:span text:style-name="T8">append</text:span><text:span text:style-name="T4">(zones,zoneItem)</text:span></text:p>
      <text:p text:style-name="P2">} </text:p>
      <text:p text:style-name="P2"><text:span text:style-name="T14">return</text:span> <text:span text:style-name="T1">nil</text:span></text:p>
      <text:p text:style-name="P2">}); err != <text:span text:style-name="T1">nil</text:span> {</text:p>
      <text:p text:style-name="P2">log.<text:span text:style-name="T7">Fatal</text:span>(err)</text:p>
      <text:p text:style-name="P2">}</text:p>
      <text:p text:style-name="P2"><text:span text:style-name="T14">return</text:span> zones</text:p>
      <text:p text:style-name="P2">}</text:p>
      <text:p text:style-name="P1"/>
      <text:p text:style-name="P14"/>
      <text:p text:style-name="P1"/>
      <text:p text:style-name="P1"/>
      <text:p text:style-name="P1">node.go</text:p>
      <text:p text:style-name="P1"/>
      <text:p text:style-name="P1"/>
      <text:p text:style-name="P3"><text:span text:style-name="T1">package</text:span> main</text:p>
      <text:p text:style-name="P6"/>
      <text:p text:style-name="P2"><text:span text:style-name="T1">import</text:span> (</text:p>
      <text:p text:style-name="P7">// "encoding/json"</text:p>
      <text:p text:style-name="P7">// "io/ioutil"</text:p>
      <text:p text:style-name="P7">//"net/http"</text:p>
      <text:p text:style-name="P7">// "strings"</text:p>
      <text:p text:style-name="P7">// "time"</text:p>
      <text:p text:style-name="P8">"log"</text:p>
      <text:p text:style-name="P8">"google.golang.org/api/compute/v1"</text:p>
      <text:p text:style-name="P7">//"encoding/json"</text:p>
      <text:p text:style-name="P6"/>
      <text:p text:style-name="P8">"golang.org/x/net/context"</text:p>
      <text:p text:style-name="P8">"golang.org/x/oauth2/google"</text:p>
      <text:p text:style-name="P2">)</text:p>
      <text:p text:style-name="P6"/>
      <text:p text:style-name="P2"><text:span text:style-name="T1">type</text:span> <text:span text:style-name="T10">Nodedetails</text:span> <text:span text:style-name="T1">struct</text:span> {</text:p>
      <text:p text:style-name="P2">NodeName <text:span text:style-name="T10">string</text:span></text:p>
      <text:p text:style-name="P2">NodeIP <text:span text:style-name="T10">string</text:span> </text:p>
      <text:p text:style-name="P2"><text:soft-page-break/>MachineType <text:span text:style-name="T10">string</text:span> </text:p>
      <text:p text:style-name="P2">}</text:p>
      <text:p text:style-name="P6"/>
      <text:p text:style-name="P2"><text:span text:style-name="T1">func</text:span> (node *Nodedetails) <text:span text:style-name="T7">GetNodedetails</text:span>(ProjectId <text:span text:style-name="T10">string</text:span>, zone <text:span text:style-name="T10">string</text:span>) []*Nodedetails{</text:p>
      <text:p text:style-name="P7">// fmt.Println("Inside Node function")</text:p>
      <text:p text:style-name="P2"><text:span text:style-name="T12">ctx</text:span> := context.<text:span text:style-name="T7">Background</text:span>()</text:p>
      <text:p text:style-name="P6"/>
      <text:p text:style-name="P2"><text:span text:style-name="T12">c</text:span>, <text:span text:style-name="T12">err</text:span> := google.<text:span text:style-name="T7">DefaultClient</text:span>(ctx, compute.CloudPlatformScope)</text:p>
      <text:p text:style-name="P2"><text:span text:style-name="T14">if</text:span> err != <text:span text:style-name="T1">nil</text:span> {</text:p>
      <text:p text:style-name="P2">log.<text:span text:style-name="T7">Fatal</text:span>(err)</text:p>
      <text:p text:style-name="P2">}</text:p>
      <text:p text:style-name="P2"><text:span text:style-name="T12">computeService</text:span>, <text:span text:style-name="T12">err</text:span> := compute.<text:span text:style-name="T7">New</text:span>(c)</text:p>
      <text:p text:style-name="P2"><text:span text:style-name="T14">if</text:span> err != <text:span text:style-name="T1">nil</text:span> {</text:p>
      <text:p text:style-name="P2">log.<text:span text:style-name="T7">Fatal</text:span>(err)</text:p>
      <text:p text:style-name="P2">}</text:p>
      <text:p text:style-name="P2"><text:span text:style-name="T1">var</text:span> <text:span text:style-name="T12">nodes</text:span> []*Nodedetails</text:p>
      <text:p text:style-name="P2"><text:span text:style-name="T1">var</text:span> <text:span text:style-name="T12">allNodes</text:span> []*Nodedetails</text:p>
      <text:p text:style-name="P7">// fmt.Println("HERE :", ProjectId, zone)</text:p>
      <text:p text:style-name="P2"><text:span text:style-name="T12">req</text:span> := computeService.Instances.<text:span text:style-name="T7">List</text:span>(ProjectId, zone)</text:p>
      <text:p text:style-name="P2"><text:span text:style-name="T14">if</text:span> <text:span text:style-name="T12">err</text:span> := req.<text:span text:style-name="T7">Pages</text:span>(ctx, <text:span text:style-name="T1">func</text:span>(page *compute.InstanceList) <text:span text:style-name="T1">error</text:span> {</text:p>
      <text:p text:style-name="P7">// fmt.Println("Inside Node function if stat")</text:p>
      <text:p text:style-name="P7">// fmt.Println("Node Items: ", len(page.Items))</text:p>
      <text:p text:style-name="P2"><text:span text:style-name="T14">for</text:span> <text:span text:style-name="T12">_</text:span>, <text:span text:style-name="T12">instance</text:span> := <text:span text:style-name="T14">range</text:span> page.Items {</text:p>
      <text:p text:style-name="P2"><text:span text:style-name="T12">nodeItem</text:span> := &amp;Nodedetails{}</text:p>
      <text:p text:style-name="P2"><text:span text:style-name="T12">nodeItem.NodeName</text:span> = instance.Name</text:p>
      <text:p text:style-name="P2"><text:span text:style-name="T12">nodeItem.MachineType</text:span> = instance.MachineType</text:p>
      <text:p text:style-name="P7">// fmt.Println("Instance Name : ",instance.Name)</text:p>
      <text:p text:style-name="P7">// fmt.Println("node.Nodename Name : ",node.NodeName)</text:p>
      <text:p text:style-name="P7">// fmt.Println("%v\n",instance.NetworkInterfaces.NetworkIp)</text:p>
      <text:p text:style-name="P7">// fmt.Printf("%v\n",instance.MachineType)</text:p>
      <text:p text:style-name="P6"/>
      <text:p text:style-name="P2"><text:span text:style-name="T14">for</text:span> <text:span text:style-name="T12">_</text:span>, <text:span text:style-name="T12">v</text:span> := <text:span text:style-name="T14">range</text:span> instance.NetworkInterfaces {</text:p>
      <text:p text:style-name="P7">// fmt.Printf( "%v\n",v.NetworkIP)</text:p>
      <text:p text:style-name="P2"><text:span text:style-name="T12">nodeItem.NodeIP</text:span> = v.NetworkIP</text:p>
      <text:p text:style-name="P2">}</text:p>
      <text:p text:style-name="P2"><text:span text:style-name="T12">nodes</text:span> = <text:span text:style-name="T7">append</text:span>(nodes,nodeItem)</text:p>
      <text:p text:style-name="P2">}</text:p>
      <text:p text:style-name="P2"><text:span text:style-name="T14">for</text:span> <text:span text:style-name="T12">_</text:span>, <text:span text:style-name="T12">item</text:span> := <text:span text:style-name="T14">range</text:span> nodes{</text:p>
      <text:p text:style-name="P2"><text:span text:style-name="T12">allNodes</text:span> = <text:span text:style-name="T7">append</text:span>(allNodes,item)</text:p>
      <text:p text:style-name="P2">}</text:p>
      <text:p text:style-name="P2"><text:span text:style-name="T14">return</text:span> <text:span text:style-name="T1">nil</text:span></text:p>
      <text:p text:style-name="P2">}); err != <text:span text:style-name="T1">nil</text:span> {</text:p>
      <text:p text:style-name="P2">log.<text:span text:style-name="T7">Fatal</text:span>(err)</text:p>
      <text:p text:style-name="P2">} </text:p>
      <text:p text:style-name="P7">// fmt.Println("Node LIST in Node Func :", nodes)</text:p>
      <text:p text:style-name="P2"><text:span text:style-name="T14">return</text:span> allNodes</text:p>
      <text:p text:style-name="P2">}</text:p>
      <text:p text:style-name="P11"><text:span text:style-name="T3"><text:line-break/></text:span></text:p>
      <text:p text:style-name="P1"><text:soft-page-break/>cluster.go</text:p>
      <text:p text:style-name="P1"/>
      <text:p text:style-name="P1"/>
      <text:p text:style-name="P3"><text:span text:style-name="T1">package</text:span> main</text:p>
      <text:p text:style-name="P6"/>
      <text:p text:style-name="P2"><text:span text:style-name="T1">import</text:span> (</text:p>
      <text:p text:style-name="P7">// "encoding/json"</text:p>
      <text:p text:style-name="P7">// "io/ioutil"</text:p>
      <text:p text:style-name="P7">// "net/http"</text:p>
      <text:p text:style-name="P8">"strings"</text:p>
      <text:p text:style-name="P7">// "time"</text:p>
      <text:p text:style-name="P7">// "fmt"</text:p>
      <text:p text:style-name="P8">"log"</text:p>
      <text:p text:style-name="P7">//"google.golang.org/api/compute/v1"</text:p>
      <text:p text:style-name="P7">//"encoding/json"</text:p>
      <text:p text:style-name="P8">"google.golang.org/api/container/v1"</text:p>
      <text:p text:style-name="P8">"golang.org/x/net/context"</text:p>
      <text:p text:style-name="P8">"golang.org/x/oauth2/google"</text:p>
      <text:p text:style-name="P2">)</text:p>
      <text:p text:style-name="P6"/>
      <text:p text:style-name="P2"><text:span text:style-name="T1">type</text:span> <text:span text:style-name="T10">Clusterdetails</text:span> <text:span text:style-name="T1">struct</text:span> {</text:p>
      <text:p text:style-name="P2">ClusterName <text:span text:style-name="T10">string</text:span></text:p>
      <text:p text:style-name="P2">Endpoint <text:span text:style-name="T10">string</text:span> </text:p>
      <text:p text:style-name="P2">Zone <text:span text:style-name="T10">string</text:span> </text:p>
      <text:p text:style-name="P2">CurrentNodeCount <text:span text:style-name="T10">int64</text:span></text:p>
      <text:p text:style-name="P2">Nodes []*Nodedetails</text:p>
      <text:p text:style-name="P2">}</text:p>
      <text:p text:style-name="P6"/>
      <text:p text:style-name="P2"><text:span text:style-name="T1">func</text:span> (cluster *Clusterdetails) <text:span text:style-name="T7">GetClusterdetails</text:span>(ProjectId <text:span text:style-name="T10">string</text:span>, zone <text:span text:style-name="T10">string</text:span>, nodes []*Nodedetails) []*Clusterdetails{</text:p>
      <text:p text:style-name="P2"><text:span text:style-name="T12">ctx</text:span> := context.<text:span text:style-name="T7">Background</text:span>()</text:p>
      <text:p text:style-name="P7">// fmt.Println("Inside cluster method : ", len(nodes))</text:p>
      <text:p text:style-name="P2"><text:span text:style-name="T12">c</text:span>, <text:span text:style-name="T12">err</text:span> := google.<text:span text:style-name="T7">DefaultClient</text:span>(ctx, container.CloudPlatformScope)</text:p>
      <text:p text:style-name="P2"><text:span text:style-name="T14">if</text:span> err != <text:span text:style-name="T1">nil</text:span> {</text:p>
      <text:p text:style-name="P2">log.<text:span text:style-name="T7">Fatal</text:span>(err)</text:p>
      <text:p text:style-name="P2">}</text:p>
      <text:p text:style-name="P2"><text:span text:style-name="T1">var</text:span> <text:span text:style-name="T12">clusters</text:span> []*Clusterdetails</text:p>
      <text:p text:style-name="P6"/>
      <text:p text:style-name="P2"><text:span text:style-name="T12">containerService</text:span>, <text:span text:style-name="T12">err</text:span> := container.<text:span text:style-name="T7">New</text:span>(c)</text:p>
      <text:p text:style-name="P2"><text:span text:style-name="T14">if</text:span> err != <text:span text:style-name="T1">nil</text:span> {</text:p>
      <text:p text:style-name="P2">log.<text:span text:style-name="T7">Fatal</text:span>(err)</text:p>
      <text:p text:style-name="P2">}</text:p>
      <text:p text:style-name="P6"/>
      <text:p text:style-name="P7">//zone := "us-central1-a"</text:p>
      <text:p text:style-name="P2"><text:span text:style-name="T12">resp</text:span>, <text:span text:style-name="T12">err</text:span> := containerService.Projects.Zones.Clusters.<text:span text:style-name="T7">List</text:span>(ProjectId, zone).<text:span text:style-name="T7">Context</text:span>(ctx).<text:span text:style-name="T7">Do</text:span>()</text:p>
      <text:p text:style-name="P2"><text:span text:style-name="T14">if</text:span> err != <text:span text:style-name="T1">nil</text:span> {</text:p>
      <text:p text:style-name="P2">log.<text:span text:style-name="T7">Fatal</text:span>(err)</text:p>
      <text:p text:style-name="P2">}</text:p>
      <text:p text:style-name="P2"><text:span text:style-name="T14">for</text:span> <text:span text:style-name="T12">_</text:span>, <text:span text:style-name="T12">clusterItem</text:span> := <text:span text:style-name="T14">range</text:span> resp.Clusters {</text:p>
      <text:p text:style-name="P7">// cluster.clusterName = clusterItem.Name</text:p>
      <text:p text:style-name="P6"/>
      <text:p text:style-name="P2"><text:soft-page-break/><text:span text:style-name="T14">for</text:span> <text:span text:style-name="T12">_</text:span>, <text:span text:style-name="T12">np</text:span> := <text:span text:style-name="T14">range</text:span> clusterItem.NodePools {</text:p>
      <text:p text:style-name="P2"><text:span text:style-name="T14">for</text:span> <text:span text:style-name="T12">_</text:span>, <text:span text:style-name="T12">ig</text:span> := <text:span text:style-name="T14">range</text:span> np.InstanceGroupUrls {</text:p>
      <text:p text:style-name="P2"><text:span text:style-name="T12">igSlice</text:span> := strings.<text:span text:style-name="T7">Split</text:span>(ig, <text:span text:style-name="T5">"/"</text:span>)</text:p>
      <text:p text:style-name="P2"><text:span text:style-name="T12">igName</text:span> := igSlice[(<text:span text:style-name="T7">len</text:span>(igSlice)-<text:span text:style-name="T16">1</text:span>)]</text:p>
      <text:p text:style-name="P2"><text:span text:style-name="T12">instancePrefix</text:span> := strings.<text:span text:style-name="T7">Replace</text:span>(igName, <text:span text:style-name="T5">"grp"</text:span>, <text:span text:style-name="T5">""</text:span>, <text:span text:style-name="T16">1</text:span>)</text:p>
      <text:p text:style-name="P7">// nd.getNodedetails(ProjectId,zone,instancePrefix)</text:p>
      <text:p text:style-name="P2"><text:span text:style-name="T14">for</text:span> <text:span text:style-name="T12">_</text:span>, <text:span text:style-name="T12">node</text:span> := <text:span text:style-name="T14">range</text:span> nodes{</text:p>
      <text:p text:style-name="P7">// fmt.Println("Node in cluster:", node.NodeName)</text:p>
      <text:p text:style-name="P2"><text:span text:style-name="T7">if</text:span>(strings.<text:span text:style-name="T7">Contains</text:span>(node.NodeName, instancePrefix)){</text:p>
      <text:p text:style-name="P2"><text:span text:style-name="T12">cluster.Nodes</text:span> = <text:span text:style-name="T7">append</text:span>(cluster.Nodes, node)</text:p>
      <text:p text:style-name="P2">}</text:p>
      <text:p text:style-name="P2">}</text:p>
      <text:p text:style-name="P2">}</text:p>
      <text:p text:style-name="P7">// fmt.Println("ig end")</text:p>
      <text:p text:style-name="P2">}</text:p>
      <text:p text:style-name="P7">//fmt.Println("np end")</text:p>
      <text:p text:style-name="P7">// fmt.Printf("%v",clusterItem.NodePools[0])</text:p>
      <text:p text:style-name="P7">// fmt.Println(cluster.Nodes)</text:p>
      <text:p text:style-name="P2"><text:span text:style-name="T12">cluster.ClusterName</text:span> = clusterItem.Name</text:p>
      <text:p text:style-name="P2"><text:span text:style-name="T12">cluster.CurrentNodeCount</text:span> = clusterItem.CurrentNodeCount</text:p>
      <text:p text:style-name="P2"><text:span text:style-name="T12">cluster.Zone</text:span> = clusterItem.Zone</text:p>
      <text:p text:style-name="P2"><text:span text:style-name="T12">cluster.Endpoint</text:span> = clusterItem.Endpoint</text:p>
      <text:p text:style-name="P2"><text:span text:style-name="T12">clusters</text:span> = <text:span text:style-name="T7">append</text:span>(clusters,cluster)</text:p>
      <text:p text:style-name="P2">}</text:p>
      <text:p text:style-name="P2"><text:span text:style-name="T14">return</text:span> clusters</text:p>
      <text:p text:style-name="P15"><text:span text:style-name="T3">}</text:span></text:p>
      <text:p text:style-name="P1"/>
      <text:p text:style-name="P1"/>
      <text:p text:style-name="P1">to run the program</text:p>
      <text:p text:style-name="P1"/>
      <text:p text:style-name="P1"/>
      <text:p text:style-name="P1"><text:s/>go build</text:p>
      <text:p text:style-name="P1"><text:s text:c="2"/>go install</text:p>
      <text:p text:style-name="P1">go build -o pro</text:p>
      <text:p text:style-name="P1">./p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1:40:26.355182202</meta:creation-date>
    <dc:date>2018-07-05T11:46:04.103533897</dc:date>
    <meta:editing-duration>PT5M39S</meta:editing-duration>
    <meta:editing-cycles>1</meta:editing-cycles>
    <meta:document-statistic meta:table-count="0" meta:image-count="0" meta:object-count="0" meta:page-count="7" meta:paragraph-count="275" meta:word-count="712" meta:character-count="7111" meta:non-whitespace-character-count="5767"/>
    <meta:generator>LibreOffice/5.1.6.2$Linux_X86_64 LibreOffice_project/10m0$Build-2</meta:generator>
  </office:meta>
</office:document-meta>
</file>